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/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bean</text:p>
          </table:table-cell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standard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gency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body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/>
          <table:table-cell office:value-type="string" calcext:value-type="string">
            <text:p>inventor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office:value-type="string" calcext:value-type="string">
            <text:p>polic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upgra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office:value-type="string" calcext:value-type="string">
            <text:p>produc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translat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office:value-type="string" calcext:value-type="string">
            <text:p>endeavou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office:value-type="string" calcext:value-type="string">
            <text:p>protoc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bu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theme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cloud</text:p>
          </table:table-cell>
          <table:table-cell table:number-columns-repeated="3"/>
          <table:table-cell office:value-type="string" calcext:value-type="string">
            <text:p>deliver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command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client</text:p>
          </table:table-cell>
          <table:table-cell table:number-columns-repeated="4"/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pipe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/>
          <table:table-cell table:style-name="ce16" office:value-type="string" calcext:value-type="string">
            <text:p>tax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imeline</text:p>
          </table:table-cell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3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/>
          <table:table-cell table:style-name="ce36" office:value-type="string" calcext:value-type="string">
            <text:p>trade</text:p>
          </table:table-cell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table:number-columns-repeated="5"/>
          <table:table-cell table:style-name="ce36" office:value-type="string" calcext:value-type="string">
            <text:p>triangle</text:p>
          </table:table-cell>
          <table:table-cell table:style-name="ce36" office:value-type="string" calcext:value-type="string">
            <text:p>unique</text:p>
          </table:table-cell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3:59:59.57751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05:57:31.264348800</dc:date>
    <meta:editing-duration>PT19H3M11S</meta:editing-duration>
    <meta:editing-cycles>300</meta:editing-cycles>
    <meta:generator>LibreOffice/25.2.5.2$Windows_X86_64 LibreOffice_project/03d19516eb2e1dd5d4ccd751a0d6f35f35e08022</meta:generator>
    <meta:document-statistic meta:table-count="1" meta:cell-count="580" meta:object-count="0"/>
  </office:meta>
</office:document-meta>
</file>